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369C3E46BF5A4754.png" manifest:media-type="image/png"/>
  <manifest:file-entry manifest:full-path="Pictures/100002010000003700000040CF2288236579440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4.259cm" table:align="center"/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fo:background-color="transparent" fo:keep-together="auto">
        <style:background-image/>
      </style:table-row-properties>
    </style:style>
    <style:style style:name="Table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4" style:family="table-row">
      <style:table-row-properties fo:background-color="transparent" fo:keep-together="auto">
        <style:background-image/>
      </style:table-row-properties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6" style:family="table-row">
      <style:table-row-properties fo:background-color="transparent" fo:keep-together="auto">
        <style:background-image/>
      </style:table-row-properties>
    </style:style>
    <style:style style:name="Table1.A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12" style:family="paragraph" style:parent-style-name="Table_20_Contents">
      <style:text-properties style:font-name="FreeSans" fo:font-size="12pt" officeooo:rsid="00998a79" officeooo:paragraph-rsid="00a27337" style:font-size-asian="12pt" style:font-size-complex="12pt"/>
    </style:style>
    <style:style style:name="P13" style:family="paragraph" style:parent-style-name="Table_20_Contents">
      <style:text-properties style:font-name="FreeSans" fo:font-size="12pt" officeooo:rsid="00998a79" officeooo:paragraph-rsid="00b8c6e5" style:font-size-asian="12pt" style:font-size-complex="12pt"/>
    </style:style>
    <style:style style:name="P14" style:family="paragraph" style:parent-style-name="Table_20_Contents">
      <style:text-properties style:font-name="FreeSans" fo:font-size="12pt" officeooo:rsid="00998a79" officeooo:paragraph-rsid="00c91742" style:font-size-asian="12pt" style:font-size-complex="12pt"/>
    </style:style>
    <style:style style:name="P15" style:family="paragraph" style:parent-style-name="Table_20_Contents">
      <style:text-properties style:font-name="FreeSans" fo:font-size="12pt" officeooo:rsid="00998a79" officeooo:paragraph-rsid="00c97eb5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2pt" officeooo:rsid="00d2d135" officeooo:paragraph-rsid="00d2d135" style:font-size-asian="12pt" style:font-size-complex="12pt"/>
    </style:style>
    <style:style style:name="P17" style:family="paragraph" style:parent-style-name="Table_20_Contents">
      <style:text-properties style:font-name="FreeSans" fo:font-size="11pt" officeooo:rsid="00387983" officeooo:paragraph-rsid="00a27337" style:font-size-asian="11pt" style:font-size-complex="11pt"/>
    </style:style>
    <style:style style:name="P18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19" style:family="paragraph" style:parent-style-name="Table_20_Contents">
      <style:text-properties style:font-name="FreeSans" fo:font-size="11pt" officeooo:rsid="00394d6d" officeooo:paragraph-rsid="00a27337" style:font-size-asian="11pt" style:font-size-complex="11pt"/>
    </style:style>
    <style:style style:name="P20" style:family="paragraph" style:parent-style-name="Table_20_Contents">
      <style:text-properties style:font-name="FreeSans" fo:font-size="11pt" officeooo:rsid="003a7e6e" officeooo:paragraph-rsid="00a2733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22" style:family="paragraph" style:parent-style-name="Table_20_Contents">
      <style:text-properties style:font-name="FreeSans" fo:font-size="11pt" officeooo:rsid="009201b2" officeooo:paragraph-rsid="00a27337" style:font-size-asian="11pt" style:font-size-complex="11pt"/>
    </style:style>
    <style:style style:name="P23" style:family="paragraph" style:parent-style-name="Table_20_Contents">
      <style:text-properties style:font-name="FreeSans" fo:font-size="11pt" officeooo:rsid="00926a52" officeooo:paragraph-rsid="00a27337" style:font-size-asian="11pt" style:font-size-complex="11pt"/>
    </style:style>
    <style:style style:name="P24" style:family="paragraph" style:parent-style-name="Table_20_Contents">
      <style:text-properties style:font-name="FreeSans" fo:font-size="11pt" officeooo:rsid="00927cb8" officeooo:paragraph-rsid="00a27337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27337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b720e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1pt" officeooo:rsid="0092a2c3" officeooo:paragraph-rsid="00a27337" style:font-size-asian="11pt" style:font-size-complex="11pt"/>
    </style:style>
    <style:style style:name="P28" style:family="paragraph" style:parent-style-name="Table_20_Contents">
      <style:text-properties style:font-name="FreeSans" fo:font-size="11pt" officeooo:rsid="0092a2c3" officeooo:paragraph-rsid="00a27337" style:font-size-asian="11pt" style:font-size-complex="11pt"/>
    </style:style>
    <style:style style:name="P29" style:family="paragraph" style:parent-style-name="Table_20_Contents">
      <style:text-properties style:font-name="FreeSans" fo:font-size="11pt" officeooo:rsid="00981391" officeooo:paragraph-rsid="00a27337" style:font-size-asian="11pt" style:font-size-complex="11pt"/>
    </style:style>
    <style:style style:name="P30" style:family="paragraph" style:parent-style-name="Table_20_Contents">
      <style:text-properties style:font-name="FreeSans" fo:font-size="11pt" officeooo:rsid="009808ea" officeooo:paragraph-rsid="00a27337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1pt" officeooo:rsid="00b3668c" officeooo:paragraph-rsid="00b3668c" style:font-size-asian="11pt" style:font-size-complex="11pt"/>
    </style:style>
    <style:style style:name="P32" style:family="paragraph" style:parent-style-name="Table_20_Contents">
      <style:text-properties style:font-name="FreeSans" fo:font-size="11pt" officeooo:rsid="00998a79" officeooo:paragraph-rsid="00a27337" style:font-size-asian="11pt" style:font-size-complex="11pt"/>
    </style:style>
    <style:style style:name="P33" style:family="paragraph" style:parent-style-name="Table_20_Contents">
      <style:text-properties style:font-name="FreeSans" fo:font-size="11pt" officeooo:rsid="00998a79" officeooo:paragraph-rsid="00b8c6e5" style:font-size-asian="11pt" style:font-size-complex="11pt"/>
    </style:style>
    <style:style style:name="P34" style:family="paragraph" style:parent-style-name="Table_20_Contents">
      <style:text-properties style:font-name="FreeSans" fo:font-size="11pt" officeooo:rsid="009a4565" officeooo:paragraph-rsid="00a27337" style:font-size-asian="11pt" style:font-size-complex="11pt"/>
    </style:style>
    <style:style style:name="P35" style:family="paragraph" style:parent-style-name="Table_20_Contents">
      <style:text-properties style:font-name="FreeSans" fo:font-size="11pt" officeooo:rsid="009a4565" officeooo:paragraph-rsid="00b0a36a" style:font-size-asian="11pt" style:font-size-complex="11pt"/>
    </style:style>
    <style:style style:name="P36" style:family="paragraph" style:parent-style-name="Table_20_Contents">
      <style:text-properties style:font-name="FreeSans" fo:font-size="11pt" officeooo:rsid="009a4565" officeooo:paragraph-rsid="00b8c6e5" style:font-size-asian="11pt" style:font-size-complex="11pt"/>
    </style:style>
    <style:style style:name="P37" style:family="paragraph" style:parent-style-name="Table_20_Contents">
      <style:text-properties style:font-name="FreeSans" fo:font-size="11pt" officeooo:rsid="009a4565" officeooo:paragraph-rsid="00ba1536" style:font-size-asian="11pt" style:font-size-complex="11pt"/>
    </style:style>
    <style:style style:name="P38" style:family="paragraph" style:parent-style-name="Table_20_Contents">
      <style:text-properties style:font-name="FreeSans" fo:font-size="11pt" officeooo:rsid="009a4565" officeooo:paragraph-rsid="00bff2f3" style:font-size-asian="11pt" style:font-size-complex="11pt"/>
    </style:style>
    <style:style style:name="P39" style:family="paragraph" style:parent-style-name="Table_20_Contents">
      <style:text-properties style:font-name="FreeSans" fo:font-size="11pt" officeooo:rsid="009a4565" officeooo:paragraph-rsid="00d215c6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1pt" officeooo:rsid="00abeb99" officeooo:paragraph-rsid="00abeb99" style:font-size-asian="11pt" style:font-size-complex="11pt"/>
    </style:style>
    <style:style style:name="P41" style:family="paragraph" style:parent-style-name="Table_20_Contents">
      <style:text-properties style:font-name="FreeSans" fo:font-size="11pt" officeooo:rsid="00abeb99" officeooo:paragraph-rsid="00abeb99" style:font-size-asian="11pt" style:font-size-complex="11pt"/>
    </style:style>
    <style:style style:name="P42" style:family="paragraph" style:parent-style-name="Table_20_Contents">
      <style:text-properties style:font-name="FreeSans" fo:font-size="11pt" officeooo:rsid="00abeb99" officeooo:paragraph-rsid="00ba1536" style:font-size-asian="11pt" style:font-size-complex="11pt"/>
    </style:style>
    <style:style style:name="P43" style:family="paragraph" style:parent-style-name="Table_20_Contents">
      <style:text-properties style:font-name="FreeSans" fo:font-size="11pt" officeooo:rsid="00abeb99" officeooo:paragraph-rsid="00d02019" style:font-size-asian="11pt" style:font-size-complex="11pt"/>
    </style:style>
    <style:style style:name="P44" style:family="paragraph" style:parent-style-name="Table_20_Contents">
      <style:text-properties style:font-name="FreeSans" fo:font-size="11pt" officeooo:rsid="00ad3756" officeooo:paragraph-rsid="00af2cb5" style:font-size-asian="11pt" style:font-size-complex="11pt"/>
    </style:style>
    <style:style style:name="P45" style:family="paragraph" style:parent-style-name="Table_20_Contents">
      <style:text-properties style:font-name="FreeSans" fo:font-size="11pt" officeooo:rsid="00ad3756" officeooo:paragraph-rsid="00ce9b4b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1pt" officeooo:rsid="009ef996" officeooo:paragraph-rsid="00a27337" style:font-size-asian="11pt" style:font-size-complex="11pt"/>
    </style:style>
    <style:style style:name="P47" style:family="paragraph" style:parent-style-name="Table_20_Contents">
      <style:text-properties style:font-name="FreeSans" fo:font-size="11pt" officeooo:rsid="009cfa43" officeooo:paragraph-rsid="00a27337" style:font-size-asian="11pt" style:font-size-complex="11pt"/>
    </style:style>
    <style:style style:name="P48" style:family="paragraph" style:parent-style-name="Table_20_Contents">
      <style:text-properties style:font-name="FreeSans" fo:font-size="11pt" officeooo:rsid="00aa06d7" officeooo:paragraph-rsid="00aa06d7" style:font-size-asian="11pt" style:font-size-complex="11pt"/>
    </style:style>
    <style:style style:name="P49" style:family="paragraph" style:parent-style-name="Table_20_Contents">
      <style:text-properties style:font-name="FreeSans" fo:font-size="11pt" officeooo:rsid="00aa149a" officeooo:paragraph-rsid="00aa149a" style:font-size-asian="11pt" style:font-size-complex="11pt"/>
    </style:style>
    <style:style style:name="P50" style:family="paragraph" style:parent-style-name="Table_20_Contents">
      <style:text-properties style:font-name="FreeSans" fo:font-size="11pt" officeooo:rsid="003bd18e" officeooo:paragraph-rsid="00a27337" style:font-size-asian="11pt" style:font-size-complex="11pt"/>
    </style:style>
    <style:style style:name="P51" style:family="paragraph" style:parent-style-name="Table_20_Contents">
      <style:text-properties style:font-name="FreeSans" fo:font-size="11pt" officeooo:rsid="003d84f4" officeooo:paragraph-rsid="00a27337" style:font-size-asian="11pt" style:font-size-complex="11pt"/>
    </style:style>
    <style:style style:name="P52" style:family="paragraph" style:parent-style-name="Table_20_Contents">
      <style:text-properties style:font-name="FreeSans" fo:font-size="11pt" officeooo:rsid="00b8731f" officeooo:paragraph-rsid="00b8731f" style:font-size-asian="11pt" style:font-size-complex="11pt"/>
    </style:style>
    <style:style style:name="P53" style:family="paragraph" style:parent-style-name="Table_20_Contents">
      <style:text-properties style:font-name="FreeSans" fo:font-size="11pt" officeooo:rsid="00b8731f" officeooo:paragraph-rsid="00b8c6e5" style:font-size-asian="11pt" style:font-size-complex="11pt"/>
    </style:style>
    <style:style style:name="P54" style:family="paragraph" style:parent-style-name="Table_20_Contents">
      <style:text-properties style:font-name="FreeSans" fo:font-size="11pt" officeooo:rsid="00b8731f" officeooo:paragraph-rsid="00d2d135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ans" fo:font-size="11pt" officeooo:rsid="00b8c6e5" officeooo:paragraph-rsid="00b8c6e5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ans" fo:font-size="11pt" officeooo:rsid="00ba1536" officeooo:paragraph-rsid="00ba1536" style:font-size-asian="11pt" style:font-size-complex="11pt"/>
    </style:style>
    <style:style style:name="P57" style:family="paragraph" style:parent-style-name="Table_20_Contents">
      <style:text-properties style:font-name="FreeSans" fo:font-size="11pt" officeooo:rsid="00bcec99" officeooo:paragraph-rsid="00bcec99" style:font-size-asian="11pt" style:font-size-complex="11pt"/>
    </style:style>
    <style:style style:name="P58" style:family="paragraph" style:parent-style-name="Table_20_Contents">
      <style:text-properties style:font-name="FreeSans" fo:font-size="11pt" officeooo:rsid="00cab9f4" officeooo:paragraph-rsid="00cab9f4" style:font-size-asian="11pt" style:font-size-complex="11pt"/>
    </style:style>
    <style:style style:name="P59" style:family="paragraph" style:parent-style-name="Table_20_Contents">
      <style:text-properties style:font-name="FreeSans" fo:font-size="11pt" officeooo:rsid="00cab9f4" officeooo:paragraph-rsid="00ce9b4b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ans" fo:font-size="11pt" officeooo:rsid="00ce9b4b" officeooo:paragraph-rsid="00ce9b4b" style:font-size-asian="11pt" style:font-size-complex="11pt"/>
    </style:style>
    <style:style style:name="P61" style:family="paragraph" style:parent-style-name="Table_20_Contents"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style:font-name="FreeSans" fo:font-size="11pt" fo:font-weight="bold" officeooo:rsid="003bd18e" officeooo:paragraph-rsid="00a27337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a27337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b8c6e5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d2d135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69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70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71" style:family="paragraph" style:parent-style-name="Footer">
      <style:text-properties fo:font-size="2pt" style:font-size-asian="1.75pt" style:font-size-complex="2pt"/>
    </style:style>
    <style:style style:name="P7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73" style:family="paragraph" style:parent-style-name="Standard">
      <style:paragraph-properties fo:line-height="115%"/>
      <style:text-properties style:font-name="FreeSans" fo:font-size="15pt" fo:letter-spacing="0.035cm" officeooo:rsid="00316b4f" officeooo:paragraph-rsid="00316b4f" style:font-size-asian="13.1000003814697pt" style:font-size-complex="15pt"/>
    </style:style>
    <style:style style:name="P74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5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officeooo:rsid="0042a6df" officeooo:paragraph-rsid="0042a6df" style:font-size-asian="14pt" style:font-size-complex="14pt"/>
    </style:style>
    <style:style style:name="P79" style:family="paragraph" style:parent-style-name="Standard">
      <style:paragraph-properties fo:line-height="115%"/>
      <style:text-properties style:font-name="FreeSans" fo:font-size="14pt" fo:letter-spacing="0.035cm" officeooo:rsid="0042ed57" officeooo:paragraph-rsid="0042ed57" style:font-size-asian="14pt" style:font-size-complex="14pt"/>
    </style:style>
    <style:style style:name="P80" style:family="paragraph" style:parent-style-name="Standard">
      <style:paragraph-properties fo:line-height="115%"/>
      <style:text-properties style:font-name="FreeSans" fo:font-size="14pt" fo:letter-spacing="0.035cm" officeooo:rsid="00488ae3" officeooo:paragraph-rsid="00488ae3" style:font-size-asian="14pt" style:font-size-complex="14pt"/>
    </style:style>
    <style:style style:name="P81" style:family="paragraph" style:parent-style-name="Standard">
      <style:paragraph-properties fo:line-height="115%"/>
      <style:text-properties style:font-name="FreeSans" fo:font-size="14pt" fo:letter-spacing="0.035cm" officeooo:rsid="0049cb07" officeooo:paragraph-rsid="0049cb07" style:font-size-asian="14pt" style:font-size-complex="14pt"/>
    </style:style>
    <style:style style:name="P82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83" style:family="paragraph" style:parent-style-name="Standard">
      <style:paragraph-properties fo:line-height="115%"/>
      <style:text-properties style:font-name="FreeSans" fo:font-size="14pt" fo:letter-spacing="0.035cm" officeooo:rsid="007a4a2c" officeooo:paragraph-rsid="007a4a2c" style:font-size-asian="14pt" style:font-size-complex="14pt"/>
    </style:style>
    <style:style style:name="P84" style:family="paragraph" style:parent-style-name="Standard">
      <style:paragraph-properties fo:line-height="115%"/>
      <style:text-properties style:font-name="FreeSans" fo:font-size="14pt" fo:letter-spacing="0.035cm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85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6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7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8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8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9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91" style:family="paragraph" style:parent-style-name="Standard">
      <style:text-properties officeooo:paragraph-rsid="00a27337"/>
    </style:style>
    <style:style style:name="P92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93" style:family="paragraph" style:parent-style-name="Standard">
      <style:paragraph-properties fo:line-height="115%" fo:break-before="page"/>
      <style:text-properties fo:color="#2c3756" style:font-name="FreeSans" fo:font-size="16pt" fo:letter-spacing="0.035cm" fo:font-style="normal" officeooo:rsid="0032fd2a" officeooo:paragraph-rsid="00d62c03" style:font-size-asian="16pt" style:font-style-asian="normal" style:font-size-complex="16pt" style:font-style-complex="normal"/>
    </style:style>
    <style:style style:name="P94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5" style:family="paragraph" style:parent-style-name="Standard" style:list-style-name="L1">
      <style:paragraph-properties fo:line-height="115%"/>
      <style:text-properties style:font-name="FreeSans" fo:font-size="14pt" fo:letter-spacing="0.035cm" officeooo:rsid="004f15ca" officeooo:paragraph-rsid="004f15ca" style:font-size-asian="14pt" style:font-size-complex="14pt"/>
    </style:style>
    <style:style style:name="P96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97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6447c7" style:font-size-asian="14pt" style:font-size-complex="14pt"/>
    </style:style>
    <style:style style:name="P98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bbe76" style:font-size-asian="14pt" style:font-size-complex="14pt"/>
    </style:style>
    <style:style style:name="P99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eefd9" style:font-size-asian="14pt" style:font-size-complex="14pt"/>
    </style:style>
    <style:style style:name="P100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6447c7" style:font-size-asian="14pt" style:font-size-complex="14pt"/>
    </style:style>
    <style:style style:name="P101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7b1f6" style:font-size-asian="14pt" style:font-size-complex="14pt"/>
    </style:style>
    <style:style style:name="P102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eefd9" style:font-size-asian="14pt" style:font-size-complex="14pt"/>
    </style:style>
    <style:style style:name="P103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99694" style:font-size-asian="14pt" style:font-size-complex="14pt"/>
    </style:style>
    <style:style style:name="P104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eefd9" style:font-size-asian="14pt" style:font-size-complex="14pt"/>
    </style:style>
    <style:style style:name="P105" style:family="paragraph" style:parent-style-name="Standard" style:list-style-name="L1">
      <style:paragraph-properties fo:line-height="115%"/>
      <style:text-properties style:font-name="FreeSans" fo:font-size="14pt" fo:letter-spacing="0.035cm" officeooo:rsid="006b2a35" officeooo:paragraph-rsid="006b2a35" style:font-size-asian="14pt" style:font-size-complex="14pt"/>
    </style:style>
    <style:style style:name="P106" style:family="paragraph">
      <loext:graphic-properties draw:fill-color="#2c3756"/>
    </style:style>
    <style:style style:name="P107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8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b0a36a" style:font-style-asian="italic" style:font-style-complex="italic"/>
    </style:style>
    <style:style style:name="T13" style:family="text">
      <style:text-properties fo:font-style="italic" fo:text-shadow="1pt 1pt" officeooo:rsid="00b0a36a" style:font-style-asian="italic" style:font-style-complex="italic"/>
    </style:style>
    <style:style style:name="T14" style:family="text">
      <style:text-properties officeooo:rsid="004abc32"/>
    </style:style>
    <style:style style:name="T15" style:family="text">
      <style:text-properties officeooo:rsid="004daecd"/>
    </style:style>
    <style:style style:name="T16" style:family="text">
      <style:text-properties officeooo:rsid="0056037d"/>
    </style:style>
    <style:style style:name="T17" style:family="text">
      <style:text-properties officeooo:rsid="0056880a"/>
    </style:style>
    <style:style style:name="T18" style:family="text">
      <style:text-properties officeooo:rsid="005e11f2"/>
    </style:style>
    <style:style style:name="T19" style:family="text">
      <style:text-properties officeooo:rsid="00643b5b"/>
    </style:style>
    <style:style style:name="T20" style:family="text">
      <style:text-properties officeooo:rsid="006447c7"/>
    </style:style>
    <style:style style:name="T21" style:family="text">
      <style:text-properties officeooo:rsid="006e77e3"/>
    </style:style>
    <style:style style:name="T22" style:family="text">
      <style:text-properties officeooo:rsid="00754dc6"/>
    </style:style>
    <style:style style:name="T23" style:family="text">
      <style:text-properties officeooo:rsid="00781c0a"/>
    </style:style>
    <style:style style:name="T24" style:family="text">
      <style:text-properties officeooo:rsid="007be56f"/>
    </style:style>
    <style:style style:name="T25" style:family="text">
      <style:text-properties officeooo:rsid="008266cf"/>
    </style:style>
    <style:style style:name="T26" style:family="text">
      <style:text-properties officeooo:rsid="0082c6f3"/>
    </style:style>
    <style:style style:name="T27" style:family="text">
      <style:text-properties officeooo:rsid="0084dcd5"/>
    </style:style>
    <style:style style:name="T28" style:family="text">
      <style:text-properties officeooo:rsid="0086fbf3"/>
    </style:style>
    <style:style style:name="T29" style:family="text">
      <style:text-properties officeooo:rsid="008a52d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8a52dc" style:font-weight-asian="normal" style:font-weight-complex="normal"/>
    </style:style>
    <style:style style:name="T32" style:family="text">
      <style:text-properties fo:font-weight="normal" officeooo:rsid="008f7733" style:font-weight-asian="normal" style:font-weight-complex="normal"/>
    </style:style>
    <style:style style:name="T33" style:family="text">
      <style:text-properties officeooo:rsid="008b7029"/>
    </style:style>
    <style:style style:name="T34" style:family="text">
      <style:text-properties officeooo:rsid="008d5e7e"/>
    </style:style>
    <style:style style:name="T35" style:family="text">
      <style:text-properties officeooo:rsid="00926a52"/>
    </style:style>
    <style:style style:name="T36" style:family="text">
      <style:text-properties officeooo:rsid="00927cb8"/>
    </style:style>
    <style:style style:name="T37" style:family="text">
      <style:text-properties style:use-window-font-color="true" style:text-underline-style="none"/>
    </style:style>
    <style:style style:name="T38" style:family="text">
      <style:text-properties style:use-window-font-color="true" style:text-underline-style="none" officeooo:rsid="00b8c6e5"/>
    </style:style>
    <style:style style:name="T39" style:family="text">
      <style:text-properties style:use-window-font-color="true" fo:text-shadow="1pt 1pt" style:text-underline-style="none"/>
    </style:style>
    <style:style style:name="T40" style:family="text">
      <style:text-properties style:use-window-font-color="true" fo:text-shadow="1pt 1pt" style:text-underline-style="none" officeooo:rsid="009808ea"/>
    </style:style>
    <style:style style:name="T41" style:family="text">
      <style:text-properties style:use-window-font-color="true" style:text-outline="false" style:font-name="FreeSans" fo:font-size="11pt" fo:font-style="italic" fo:text-shadow="none" style:text-underline-style="none" fo:font-weight="normal" officeooo:rsid="009808ea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style:use-window-font-color="true" style:text-outline="false" style:text-position="0% 100%" style:font-name="FreeSans" fo:font-style="normal" fo:text-shadow="none" fo:font-weight="normal" style:font-style-asian="normal" style:font-weight-asian="normal" style:font-style-complex="normal" style:font-weight-complex="normal"/>
    </style:style>
    <style:style style:name="T43" style:family="text">
      <style:text-properties officeooo:rsid="009b3d4d"/>
    </style:style>
    <style:style style:name="T44" style:family="text">
      <style:text-properties officeooo:rsid="00a601f2"/>
    </style:style>
    <style:style style:name="T45" style:family="text">
      <style:text-properties officeooo:rsid="00aa149a"/>
    </style:style>
    <style:style style:name="T46" style:family="text">
      <style:text-properties officeooo:rsid="00abeb99"/>
    </style:style>
    <style:style style:name="T47" style:family="text">
      <style:text-properties officeooo:rsid="00af2cb5"/>
    </style:style>
    <style:style style:name="T48" style:family="text">
      <style:text-properties officeooo:rsid="00b0a36a"/>
    </style:style>
    <style:style style:name="T49" style:family="text">
      <style:text-properties officeooo:rsid="00b426a3"/>
    </style:style>
    <style:style style:name="T50" style:family="text">
      <style:text-properties fo:text-shadow="1pt 1pt"/>
    </style:style>
    <style:style style:name="T51" style:family="text">
      <style:text-properties fo:text-shadow="1pt 1pt" officeooo:rsid="00af2cb5"/>
    </style:style>
    <style:style style:name="T52" style:family="text">
      <style:text-properties fo:text-shadow="1pt 1pt" officeooo:rsid="00b0a36a"/>
    </style:style>
    <style:style style:name="T53" style:family="text">
      <style:text-properties fo:text-shadow="none"/>
    </style:style>
    <style:style style:name="T54" style:family="text">
      <style:text-properties fo:text-shadow="none" officeooo:rsid="00d3510f"/>
    </style:style>
    <style:style style:name="T55" style:family="text">
      <style:text-properties fo:text-shadow="none" style:text-underline-style="none" fo:font-weight="bold" style:font-weight-asian="bold" style:font-weight-complex="bold"/>
    </style:style>
    <style:style style:name="T56" style:family="text">
      <style:text-properties style:text-outline="false" style:font-name="FreeSans" fo:font-size="11pt" fo:font-style="italic" fo:text-shadow="none" fo:font-weight="normal" style:font-size-asian="11pt" style:font-style-asian="italic" style:font-weight-asian="normal" style:font-size-complex="11pt" style:font-style-complex="italic" style:font-weight-complex="normal"/>
    </style:style>
    <style:style style:name="T57" style:family="text">
      <style:text-properties style:text-outline="false" style:font-name="FreeSans" fo:font-size="11pt" fo:font-style="italic" fo:text-shadow="none" fo:font-weight="normal" officeooo:rsid="00c8fa13" style:font-size-asian="11pt" style:font-style-asian="italic" style:font-weight-asian="normal" style:font-size-complex="11pt" style:font-style-complex="italic" style:font-weight-complex="normal"/>
    </style:style>
    <style:style style:name="T58" style:family="text">
      <style:text-properties style:text-outline="false" style:font-name="FreeSans" fo:font-size="11pt" fo:font-style="italic" fo:text-shadow="none" fo:font-weight="normal" officeooo:rsid="00c97eb5" style:font-size-asian="11pt" style:font-style-asian="italic" style:font-weight-asian="normal" style:font-size-complex="11pt" style:font-style-complex="italic" style:font-weight-complex="normal"/>
    </style:style>
    <style:style style:name="T59" style:family="text">
      <style:text-properties style:text-outline="false" style:font-name="FreeSans" fo:font-size="11pt" fo:font-style="italic" fo:text-shadow="1pt 1pt" fo:font-weight="normal" style:font-size-asian="11pt" style:font-style-asian="italic" style:font-weight-asian="normal" style:font-size-complex="11pt" style:font-style-complex="italic" style:font-weight-complex="normal"/>
    </style:style>
    <style:style style:name="T60" style:family="text">
      <style:text-properties style:text-outline="false" style:font-name="FreeSans" fo:font-size="11pt" fo:font-style="italic" fo:text-shadow="1pt 1pt" fo:font-weight="normal" officeooo:rsid="00c91742" style:font-size-asian="11pt" style:font-style-asian="italic" style:font-weight-asian="normal" style:font-size-complex="11pt" style:font-style-complex="italic" style:font-weight-complex="normal"/>
    </style:style>
    <style:style style:name="T61" style:family="text">
      <style:text-properties style:text-outline="false" fo:text-shadow="1pt 1pt" fo:font-weight="normal" officeooo:rsid="00a601f2" style:font-weight-asian="normal" style:font-weight-complex="normal"/>
    </style:style>
    <style:style style:name="T62" style:family="text">
      <style:text-properties officeooo:rsid="00bff2f3"/>
    </style:style>
    <style:style style:name="T63" style:family="text">
      <style:text-properties officeooo:rsid="00cbfe64"/>
    </style:style>
    <style:style style:name="T64" style:family="text">
      <style:text-properties officeooo:rsid="00d02019"/>
    </style:style>
    <style:style style:name="T65" style:family="text">
      <style:text-properties fo:color="#405e01" style:text-outline="false" style:text-position="super 58%" style:font-name="FreeSans" fo:font-style="normal" fo:text-shadow="none" fo:font-weight="bold" officeooo:rsid="00d2d135" style:font-style-asian="normal" style:font-weight-asian="bold" style:font-style-complex="normal" style:font-weight-complex="bold"/>
    </style:style>
    <style:style style:name="T66" style:family="text">
      <style:text-properties fo:color="#405e01" style:text-outline="false" style:text-position="super 58%" fo:font-size="12pt" fo:font-style="normal" fo:text-shadow="none" style:text-underline-style="none" fo:font-weight="bold" officeooo:rsid="00d2d135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color="#405e01" style:text-position="super 58%" fo:font-size="12pt" fo:font-style="normal" style:text-underline-style="none" fo:font-weight="bold" officeooo:rsid="00d2d135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officeooo:rsid="00d3510f"/>
    </style:style>
    <style:style style:name="T69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70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06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0" draw:name="Shape2" draw:style-name="gr4" draw:text-style-name="P106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7">Caso de prueba <text:span text:style-name="T68">CP01: </text:span><text:span text:style-name="T54">Funcionalidad de ABM de gestores de formularios</text:span></text:p>
      <text:p text:style-name="P85"><draw:frame draw:style-name="fr2" draw:name="Image1" text:anchor-type="as-char" svg:width="14.6cm" svg:height="6.6cm" draw:z-index="12"><draw:image xlink:href="Pictures/1000020100000226000000FA9C3F27F97A3CB667.png" xlink:type="simple" xlink:show="embed" xlink:actuate="onLoad" loext:mime-type="image/png"/></draw:frame></text:p>
      <text:p text:style-name="P86"><text:span text:style-name="T8">Proyecto </text:span><text:span text:style-name="T5">Colibrí</text:span></text:p>
      <text:p text:style-name="P72"/>
      <text:p text:style-name="P74">Asignatura</text:p>
      <text:p text:style-name="P72">Laboratorio de desarrollo de software</text:p>
      <text:p text:style-name="P72"/>
      <text:p text:style-name="P74">Autor</text:p>
      <text:p text:style-name="P73">Cinthia Lima</text:p>
      <text:p text:style-name="P72"/>
      <text:p text:style-name="P74">Fecha de redacción</text:p>
      <text:p text:style-name="P72"><text:span text:style-name="T2">10</text:span>/<text:span text:style-name="T2">11</text:span>/<text:span text:style-name="T2">2017</text:span></text:p>
      <text:p text:style-name="P92"><draw:custom-shape text:anchor-type="paragraph" draw:z-index="1" draw:name="Shape1" draw:style-name="gr2" draw:text-style-name="P107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09" svg:width="6.501cm" svg:height="18.5cm" svg:x="0.499cm" svg:y="0.75cm"><draw:text-box><text:p text:style-name="P108"><text:span text:style-name="T70">En <text:s/>este documento se establecen de manera precisa las condiciones de ejecución, las entradas y salidas esperadas de los diferentes casos de pruebas.</text:span></text:p></draw:text-box></draw:frame></text:p>
      <text:p text:style-name="P94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Descripción general</text:p>
          </table:table-cell>
          <table:table-cell table:style-name="Table5.A1" office:value-type="string">
            <text:p text:style-name="P68">Página 4</text:p>
          </table:table-cell>
        </table:table-row>
        <table:table-row>
          <table:table-cell table:style-name="Table5.A1" office:value-type="string">
            <text:p text:style-name="P5">Condiciones de ejecución</text:p>
          </table:table-cell>
          <table:table-cell table:style-name="Table5.A1" office:value-type="string">
            <text:p text:style-name="P68">Página 4</text:p>
          </table:table-cell>
        </table:table-row>
        <table:table-row>
          <table:table-cell table:style-name="Table5.A1" office:value-type="string">
            <text:p text:style-name="P5">Entrada</text:p>
          </table:table-cell>
          <table:table-cell table:style-name="Table5.A1" office:value-type="string">
            <text:p text:style-name="P68">Página 4 y 5</text:p>
          </table:table-cell>
        </table:table-row>
        <table:table-row>
          <table:table-cell table:style-name="Table5.A1" office:value-type="string">
            <text:p text:style-name="P5">Resultado esperado</text:p>
          </table:table-cell>
          <table:table-cell table:style-name="Table5.A1" office:value-type="string">
            <text:p text:style-name="P68">Página 5</text:p>
          </table:table-cell>
        </table:table-row>
        <table:table-row>
          <table:table-cell table:style-name="Table5.A1" office:value-type="string">
            <text:p text:style-name="P5">Evaluación de la prueba</text:p>
          </table:table-cell>
          <table:table-cell table:style-name="Table5.A1" office:value-type="string">
            <text:p text:style-name="P69">Página 5</text:p>
          </table:table-cell>
        </table:table-row>
        <table:table-row>
          <table:table-cell table:style-name="Table5.A1" office:value-type="string">
            <text:p text:style-name="P5">Tabla de Caso de prueba</text:p>
          </table:table-cell>
          <table:table-cell table:style-name="Table5.A1" office:value-type="string">
            <text:p text:style-name="P70">Página 6, 7 y 8</text:p>
          </table:table-cell>
        </table:table-row>
      </table:table>
      <text:p text:style-name="P93"><text:span text:style-name="T69">CP01: “Funcionalidad de ABM gestores de formularios</text:span><text:span text:style-name="T55">”</text:span></text:p>
      <text:p text:style-name="P88">Descripción <text:span text:style-name="T9">general</text:span></text:p>
      <text:p text:style-name="P78">Mediante este caso de prueba se buscar verificar el correcto funcionamiento de la inserción, eliminación y modificación de gestores de formularios <text:span text:style-name="T25">del CU09 : “ABM de gestores de formularios”</text:span>. <text:span text:style-name="T22">Probando cada funcionalidad de manera individual probando con varias posibilidades de entradas.</text:span></text:p>
      <text:p text:style-name="P75"/>
      <text:p text:style-name="P89">Condiciones de ejecución</text:p>
      <text:p text:style-name="P79">Para la ejecución de este caso de prueba debe existir una base de datos <text:span text:style-name="T10">implementada en un servidor</text:span> que posea las entidades “WorkFlow Usuario” y “Gestor de formularios”.</text:p>
      <text:p text:style-name="P81">También se debe hacer el previo inicio de sesión con permisos de administrador para <text:span text:style-name="T14">poder acceder a las funcionalidades antes mencionadas.</text:span></text:p>
      <text:p text:style-name="P76"/>
      <text:p text:style-name="P90">Entrada</text:p>
      <text:p text:style-name="P80">Se realizaran 3 secuencias de pruebas, una para cada funcionalidad del ABM (Alta, Baja y Modificación <text:span text:style-name="T11">de gestores de formularios</text:span>)</text:p>
      <text:p text:style-name="P81">Se <text:span text:style-name="T15">describirán tres paso a paso para cada funcionalidad:</text:span></text:p>
      <text:list xml:id="list2200215598" text:style-name="L1">
        <text:list-item>
          <text:p text:style-name="P95">Alta de gestor de formularios</text:p>
          <text:list>
            <text:list-item>
              <text:p text:style-name="P96">Paso 1: <text:span text:style-name="T16">Se ingresa al sistema Colibrí con un usuario con permisos de administrador.</text:span></text:p>
            </text:list-item>
            <text:list-item>
              <text:p text:style-name="P96">Paso 2: <text:span text:style-name="T17">Se listan los gestores de formularios.</text:span></text:p>
            </text:list-item>
            <text:list-item>
              <text:p text:style-name="P96">Paso 3: <text:span text:style-name="T17">Se selecciona la opción para dar de alta a un gestor de formularios.</text:span></text:p>
            </text:list-item>
            <text:list-item>
              <text:p text:style-name="P97">Paso 4: <text:span text:style-name="T20">Se abre la ventana para buscar a un usuario.</text:span></text:p>
            </text:list-item>
            <text:list-item>
              <text:p text:style-name="P100"><text:soft-page-break/>Paso 5: Se buscar mediante el correo al usuario que se desea dar de alta.</text:p>
            </text:list-item>
            <text:list-item>
              <text:p text:style-name="P101">Paso <text:span text:style-name="T20">6</text:span> : Se selecciona del resultado de búsqueda el usuario que se desea dar de alta.</text:p>
            </text:list-item>
            <text:list-item>
              <text:p text:style-name="P101">Paso <text:span text:style-name="T20">7</text:span>: Se completa el formulario con los campos definidos en el mismo con “datos de prueba”</text:p>
            </text:list-item>
            <text:list-item>
              <text:p text:style-name="P103">Paso <text:span text:style-name="T20">8</text:span>: Se da de alta al nuevo gestor de formularios.</text:p>
            </text:list-item>
          </text:list>
        </text:list-item>
        <text:list-item>
          <text:p text:style-name="P95">Baja de gestor de formularios</text:p>
          <text:list>
            <text:list-item>
              <text:p text:style-name="P98">Paso 1: <text:span text:style-name="T16">Se ingresa al sistema Colibrí con un usuario con permisos de administrador.</text:span></text:p>
            </text:list-item>
            <text:list-item>
              <text:p text:style-name="P98">Paso 2: <text:span text:style-name="T17">Se listan los gestores de formularios.</text:span></text:p>
            </text:list-item>
            <text:list-item>
              <text:p text:style-name="P98">Paso 3: <text:span text:style-name="T17">Se selecciona la opción para dar de baja a un gestor de formularios.</text:span></text:p>
            </text:list-item>
            <text:list-item>
              <text:p text:style-name="P100">Paso 4: Se abre una dialogo para confirmar la baja de un gestor</text:p>
            </text:list-item>
            <text:list-item>
              <text:p text:style-name="P98">Paso <text:span text:style-name="T20">5</text:span>: <text:span text:style-name="T18">Se da de baja al gestor de formularios.</text:span></text:p>
            </text:list-item>
          </text:list>
        </text:list-item>
        <text:list-item>
          <text:p text:style-name="P95">Modificar gestor de formularios</text:p>
          <text:list>
            <text:list-item>
              <text:p text:style-name="P99">Paso 1: <text:span text:style-name="T16">Se ingresa al sistema Colibrí con un usuario con permisos de administrador.</text:span></text:p>
            </text:list-item>
            <text:list-item>
              <text:p text:style-name="P99">Paso 2: <text:span text:style-name="T17">Se listan los gestores de formularios.</text:span></text:p>
            </text:list-item>
            <text:list-item>
              <text:p text:style-name="P99">Paso 3: <text:span text:style-name="T17">Se selecciona la opción para modificar a un gestor de formularios.</text:span></text:p>
            </text:list-item>
            <text:list-item>
              <text:p text:style-name="P105">Paso 4: Se abre la ventana para modificar los campos del gestor de formularios.</text:p>
            </text:list-item>
            <text:list-item>
              <text:p text:style-name="P102">Paso 5: Se modifican los campos que se desean modificar.</text:p>
            </text:list-item>
            <text:list-item>
              <text:p text:style-name="P104">Paso <text:span text:style-name="T21">6</text:span>: Se <text:span text:style-name="T19">guardan los cambios de las modificaciones.</text:span></text:p>
            </text:list-item>
          </text:list>
        </text:list-item>
      </text:list>
      <text:p text:style-name="P82"/>
      <text:p text:style-name="P90">Resultado esperado</text:p>
      <text:p text:style-name="P83">Poder realizar la alta, baja y modificación de un <text:span text:style-name="T24">gestor de formularios de manera exitosa.</text:span></text:p>
      <text:p text:style-name="P77"/>
      <text:p text:style-name="P90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8">Pendiente de prueba</text:p>
          </table:table-cell>
          <table:table-cell table:style-name="Table4.A1" office:value-type="string">
            <text:p text:style-name="P8">Realizado con éxito</text:p>
          </table:table-cell>
          <table:table-cell table:style-name="Table4.C1" office:value-type="string">
            <text:p text:style-name="P8">Realizado sin éxito</text:p>
          </table:table-cell>
        </table:table-row>
        <table:table-row>
          <table:table-cell table:style-name="Table4.A2" office:value-type="string">
            <text:p text:style-name="P9">x</text:p>
          </table:table-cell>
          <table:table-cell table:style-name="Table4.B2" office:value-type="string">
            <text:p text:style-name="P10"/>
          </table:table-cell>
          <table:table-cell table:style-name="Table4.C2" office:value-type="string">
            <text:p text:style-name="P11"/>
          </table:table-cell>
        </table:table-row>
      </table:table>
      <text:p text:style-name="P84">CP01 : Funcionalidad de ABM gestores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7"><text:span text:style-name="T4">Proyecto:</text:span> <text:span text:style-name="T23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8"><text:span text:style-name="T4">Nivel de prueba:</text:span> <text:span text:style-name="T29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8"><text:span text:style-name="T4">ID Caso de uso:</text:span> <text:span text:style-name="T26">CU09 → Incluye: CU010, CU11, CU12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8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34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9"><text:span text:style-name="T4">ID Requerimiento:</text:span> <text:span text:style-name="T27">RF07, RF08, RF09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20"><text:span text:style-name="T4">Autor de Caso de prueba:</text:span> <text:span text:style-name="T28">Cinthia Lima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20"><text:span text:style-name="T4">Nombre Escenario:</text:span> <text:span text:style-name="T28">Escenario principal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20"><text:span text:style-name="T4">Nombre del Probador:</text:span> <text:span text:style-name="T28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20"><text:span text:style-name="T4">Versión del Caso de prueba: </text:span><text:span text:style-name="T32">1.0</text:span></text:p>
          </table:table-cell>
          <table:covered-table-cell/>
          <table:covered-table-cell/>
          <table:table-cell table:style-name="Table1.D5" office:value-type="string">
            <text:p text:style-name="P61">Fecha de creación:</text:p>
          </table:table-cell>
          <table:table-cell table:style-name="Table1.E5" office:value-type="string">
            <text:p text:style-name="P61">Fecha de ejecución:</text:p>
          </table:table-cell>
        </table:table-row>
        <table:table-row>
          <table:table-cell table:style-name="Table1.A6" table:number-columns-spanned="3" office:value-type="string">
            <text:p text:style-name="P61">Nombre Caso de prueba: <text:span text:style-name="T31">Funcionalidad de ABM gestores de formularios</text:span></text:p>
          </table:table-cell>
          <table:covered-table-cell/>
          <table:covered-table-cell/>
          <table:table-cell table:style-name="Table1.D6" office:value-type="string">
            <text:p text:style-name="P21"><text:span text:style-name="T33">09</text:span>/<text:span text:style-name="T33">11</text:span>/<text:span text:style-name="T33">17</text:span></text:p>
          </table:table-cell>
          <table:table-cell table:style-name="Table1.E6" office:value-type="string">
            <text:p text:style-name="P21">--/--/--</text:p>
          </table:table-cell>
        </table:table-row>
        <table:table-row table:style-name="Table1.7">
          <table:table-cell table:style-name="Table1.A7" table:number-columns-spanned="5" office:value-type="string">
            <text:p text:style-name="P62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22">Se deben tener una computadora con acceso <text:span text:style-name="T35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23">Se debe tener una <text:span text:style-name="T36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24"><text:span text:style-name="T49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62">N.º Paso </text:p>
          </table:table-cell>
          <table:table-cell table:style-name="Table1.A11" office:value-type="string">
            <text:p text:style-name="P62">Condición</text:p>
          </table:table-cell>
          <table:table-cell table:style-name="Table1.A11" office:value-type="string">
            <text:p text:style-name="P62">Valores</text:p>
          </table:table-cell>
          <table:table-cell table:style-name="Table1.A11" office:value-type="string">
            <text:p text:style-name="P62">Resultado Esperado</text:p>
          </table:table-cell>
          <table:table-cell table:style-name="Table1.A7" office:value-type="string">
            <text:p text:style-name="P62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25">Al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27">1</text:p>
          </table:table-cell>
          <table:table-cell table:style-name="Table1.B23" office:value-type="string">
            <text:p text:style-name="P29">Se debe mostrar al usuario buscado para dar de alta</text:p>
          </table:table-cell>
          <table:table-cell table:style-name="Table1.C23" office:value-type="string">
            <text:p text:style-name="P18"><text:span text:style-name="T61">datoBusqueda</text:span><text:span text:style-name="T44"> = </text:span><text:span text:style-name="T37">arielmachini.pruebas@gmail.com</text:span></text:p>
          </table:table-cell>
          <table:table-cell table:style-name="Table1.D13" office:value-type="string">
            <text:p text:style-name="P30">Se muestre una lista con el usuario Ariel Machini con correo <text:span text:style-name="T37">arielmachini.pruebas@gmail.com.</text:span> </text:p>
          </table:table-cell>
          <table:table-cell table:style-name="Table1.E1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31">1.1</text:p>
          </table:table-cell>
          <table:table-cell table:style-name="Table1.B23" office:value-type="string">
            <text:p text:style-name="P28">Se debe ver reflejada en la base de datos la creación del <text:span text:style-name="T43">nuevo gestor de formularios</text:span>.</text:p>
          </table:table-cell>
          <table:table-cell table:style-name="Table1.C23" office:value-type="string">
            <text:p text:style-name="P14"><text:span text:style-name="T60">c</text:span><text:span text:style-name="T59">orreo</text:span><text:span text:style-name="T65">1</text:span><text:span text:style-name="T57">= </text:span><text:a xlink:type="simple" xlink:href="mailto:arielmachini.pruebas@gmail.com" text:style-name="Internet_20_link" text:visited-style-name="Visited_20_Internet_20_Link"><text:span text:style-name="T41">arielmachini.</text:span></text:a></text:p>
            <text:p text:style-name="P14"><text:a xlink:type="simple" xlink:href="mailto:arielmachini.pruebas@gmail.com" text:style-name="Internet_20_link" text:visited-style-name="Visited_20_Internet_20_Link"><text:span text:style-name="T41">pruebas@gmail.com</text:span></text:a></text:p>
            <text:p text:style-name="P67"><text:span text:style-name="T40">n</text:span><text:span text:style-name="T39">ombre</text:span><text:span text:style-name="T67">2</text:span><text:span text:style-name="T37"> = Ariel Machini</text:span></text:p>
            <text:p text:style-name="P32"><text:span text:style-name="T39">cantidad-limite</text:span><text:span text:style-name="T37"> = 5</text:span></text:p>
            <text:p text:style-name="P54"><text:span text:style-name="T39">permanente</text:span><text:span text:style-name="T37"> = -</text:span><text:span text:style-name="T66">3</text:span></text:p>
            <text:p text:style-name="P32"><text:span text:style-name="T39">libertad</text:span><text:span text:style-name="T37"> = Si</text:span></text:p>
          </table:table-cell>
          <table:table-cell table:style-name="Table1.D23" office:value-type="string">
            <text:p text:style-name="P34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31">1.2</text:p>
          </table:table-cell>
          <table:table-cell table:style-name="Table1.B23" office:value-type="string">
            <text:p text:style-name="P28">Se debe ver reflejada en la base de datos la creación del <text:span text:style-name="T43">nuevo gestor de formularios</text:span>.</text:p>
          </table:table-cell>
          <table:table-cell table:style-name="Table1.C23" office:value-type="string">
            <text:p text:style-name="P12"><text:span text:style-name="T59">correo</text:span><text:span text:style-name="T56"> = </text:span><text:a xlink:type="simple" xlink:href="mailto:arielmachini.pruebas@gmail.com" text:style-name="Internet_20_link" text:visited-style-name="Visited_20_Internet_20_Link"><text:span text:style-name="T41">arielmachini.pruebas@gmail.com</text:span></text:a></text:p>
            <text:p text:style-name="P65"><text:span text:style-name="T40">n</text:span><text:span text:style-name="T39">ombre</text:span><text:span text:style-name="T37"> = Ariel Machini</text:span></text:p>
            <text:p text:style-name="P32"><text:span text:style-name="T39">cantidad-limite</text:span><text:span text:style-name="T37"> = -</text:span></text:p>
            <text:p text:style-name="P52"><text:span text:style-name="T39">permanente</text:span><text:span text:style-name="T37"> = </text:span><text:span text:style-name="T38">‘Si’</text:span></text:p>
            <text:p text:style-name="P32"><text:span text:style-name="T39">libertad</text:span><text:span text:style-name="T37"> = Si</text:span></text:p>
          </table:table-cell>
          <table:table-cell table:style-name="Table1.D23" office:value-type="string">
            <text:p text:style-name="P36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ext:soft-page-break/>
        <table:table-row>
          <table:table-cell table:style-name="Table1.A23" office:value-type="string">
            <text:p text:style-name="P55">1.3</text:p>
          </table:table-cell>
          <table:table-cell table:style-name="Table1.B23" office:value-type="string">
            <text:p text:style-name="P28">Se debe ver reflejada en la base de datos la creación del <text:span text:style-name="T43">nuevo gestor de formularios</text:span>.</text:p>
          </table:table-cell>
          <table:table-cell table:style-name="Table1.C23" office:value-type="string">
            <text:p text:style-name="P15"><text:span text:style-name="T59">Correo</text:span><text:span text:style-name="T56"> </text:span><text:span text:style-name="T58">= </text:span><text:a xlink:type="simple" xlink:href="mailto:arielmachini.pruebas@gmail.com" text:style-name="Internet_20_link" text:visited-style-name="Visited_20_Internet_20_Link"><text:span text:style-name="T41">arielmachini.</text:span></text:a></text:p>
            <text:p text:style-name="P15"><text:a xlink:type="simple" xlink:href="mailto:arielmachini.pruebas@gmail.com" text:style-name="Internet_20_link" text:visited-style-name="Visited_20_Internet_20_Link"><text:span text:style-name="T41">pruebas@gmail.com</text:span></text:a></text:p>
            <text:p text:style-name="P66"><text:span text:style-name="T40">n</text:span><text:span text:style-name="T39">ombre</text:span><text:span text:style-name="T37"> = Ariel Machini</text:span></text:p>
            <text:p text:style-name="P33"><text:span text:style-name="T39">cantidad-limite</text:span><text:span text:style-name="T37"> = -</text:span></text:p>
            <text:p text:style-name="P53"><text:span text:style-name="T39">permanente</text:span><text:span text:style-name="T37"> = </text:span><text:span text:style-name="T38">-</text:span></text:p>
            <text:p text:style-name="P33"><text:span text:style-name="T39">libertad</text:span><text:span text:style-name="T37"> = Si</text:span></text:p>
          </table:table-cell>
          <table:table-cell table:style-name="Table1.D23" office:value-type="string">
            <text:p text:style-name="P37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56">1.4</text:p>
          </table:table-cell>
          <table:table-cell table:style-name="Table1.B23" office:value-type="string">
            <text:p text:style-name="P28">Se debe ver reflejada en la base de datos la creación del <text:span text:style-name="T43">nuevo gestor de formularios</text:span>.</text:p>
          </table:table-cell>
          <table:table-cell table:style-name="Table1.C23" office:value-type="string">
            <text:p text:style-name="P13"><text:span text:style-name="T59">correo</text:span><text:span text:style-name="T56"> = </text:span><text:a xlink:type="simple" xlink:href="mailto:arielmachini.pruebas@gmail.com" text:style-name="Internet_20_link" text:visited-style-name="Visited_20_Internet_20_Link"><text:span text:style-name="T41">arielmachini.pruebas@gmail.com</text:span></text:a></text:p>
            <text:p text:style-name="P66"><text:span text:style-name="T40">n</text:span><text:span text:style-name="T39">ombre</text:span><text:span text:style-name="T37"> = Ariel Machini</text:span></text:p>
            <text:p text:style-name="P33"><text:span text:style-name="T39">cantidad-limite</text:span><text:span text:style-name="T37"> = -</text:span></text:p>
            <text:p text:style-name="P53"><text:span text:style-name="T39">permanente</text:span><text:span text:style-name="T37"> = </text:span><text:span text:style-name="T38">-</text:span></text:p>
            <text:p text:style-name="P33"><text:span text:style-name="T39">libertad </text:span><text:span text:style-name="T37">= -</text:span></text:p>
          </table:table-cell>
          <table:table-cell table:style-name="Table1.D23" office:value-type="string">
            <text:p text:style-name="P37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 table:style-name="Table1.18">
          <table:table-cell table:style-name="Table1.A12" table:number-columns-spanned="5" office:value-type="string">
            <text:p text:style-name="P26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40">1</text:p>
          </table:table-cell>
          <table:table-cell table:style-name="Table1.B23" office:value-type="string">
            <text:p text:style-name="P41">Se debe ver los cambios realizados en la BD.</text:p>
          </table:table-cell>
          <table:table-cell table:style-name="Table1.C23" office:value-type="string">
            <text:p text:style-name="P44"><text:span text:style-name="T51">cantidad-limite</text:span><text:span text:style-name="T47"> = 2</text:span></text:p>
            <text:p text:style-name="P58"><text:span text:style-name="T51">p</text:span><text:span text:style-name="T50">ermanente </text:span><text:span text:style-name="T53">= -</text:span></text:p>
            <text:p text:style-name="P44"><text:span text:style-name="T51">libertad</text:span><text:span text:style-name="T47"> = No</text:span></text:p>
            <text:p text:style-name="P58"/>
          </table:table-cell>
          <table:table-cell table:style-name="Table1.D23" office:value-type="string">
            <text:p text:style-name="P35"><text:span text:style-name="T48">Modificación de los campo </text:span><text:span text:style-name="T13">cantidad-limite</text:span><text:span text:style-name="T48"> , </text:span><text:span text:style-name="T13">permanente</text:span><text:span text:style-name="T48"> y <text:s/></text:span><text:span text:style-name="T13">libertad</text:span> de<text:span text:style-name="T64">l</text:span>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2</text:p>
          </table:table-cell>
          <table:table-cell table:style-name="Table1.B23" office:value-type="string">
            <text:p text:style-name="P43">Se debe ver los cambios realizados en la BD.</text:p>
          </table:table-cell>
          <table:table-cell table:style-name="Table1.C23" office:value-type="string">
            <text:p text:style-name="P45"><text:span text:style-name="T51">cantidad-limite</text:span><text:span text:style-name="T47"> = 2</text:span></text:p>
            <text:p text:style-name="P59"><text:span text:style-name="T51">p</text:span><text:span text:style-name="T50">ermanente </text:span><text:span text:style-name="T53">= -</text:span></text:p>
            <text:p text:style-name="P45"><text:span text:style-name="T51">libertad</text:span><text:span text:style-name="T47"> = ‘Si’</text:span></text:p>
          </table:table-cell>
          <table:table-cell table:style-name="Table1.D23" office:value-type="string">
            <text:p text:style-name="P39"><text:span text:style-name="T48">Modificación de los campo </text:span><text:span text:style-name="T13">cantidad-limite</text:span><text:span text:style-name="T48"> , </text:span><text:span text:style-name="T13">permanente</text:span><text:span text:style-name="T48"> y <text:s/></text:span><text:span text:style-name="T13">libertad</text:span> de<text:span text:style-name="T64">l</text:span>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3</text:p>
          </table:table-cell>
          <table:table-cell table:style-name="Table1.B23" office:value-type="string">
            <text:p text:style-name="P42">Se debe ver los cambios realizados en la BD.</text:p>
          </table:table-cell>
          <table:table-cell table:style-name="Table1.C23" office:value-type="string">
            <text:p text:style-name="P57">cantidad-limite = 2</text:p>
          </table:table-cell>
          <table:table-cell table:style-name="Table1.D23" office:value-type="string">
            <text:p text:style-name="P38"><text:span text:style-name="T48">Modificación del campo </text:span><text:span text:style-name="T13">cantidad-limite</text:span><text:span text:style-name="T52"> </text:span>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4</text:p>
          </table:table-cell>
          <table:table-cell table:style-name="Table1.B23" office:value-type="string">
            <text:p text:style-name="P42">Se debe ver los cambios realizados en la BD.</text:p>
          </table:table-cell>
          <table:table-cell table:style-name="Table1.C23" office:value-type="string">
            <text:p text:style-name="P57"><text:span text:style-name="T62">l</text:span>ibertad = No</text:p>
          </table:table-cell>
          <table:table-cell table:style-name="Table1.D23" office:value-type="string">
            <text:p text:style-name="P38"><text:span text:style-name="T48">Modificación del campo </text:span><text:span text:style-name="T13">libertad</text:span>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5</text:p>
          </table:table-cell>
          <table:table-cell table:style-name="Table1.B23" office:value-type="string">
            <text:p text:style-name="P42">Se debe ver los cambios realizados en la BD.</text:p>
          </table:table-cell>
          <table:table-cell table:style-name="Table1.C23" office:value-type="string">
            <text:p text:style-name="P57"><text:span text:style-name="T63">permanente</text:span> = ‘<text:span text:style-name="T63">Si’</text:span></text:p>
          </table:table-cell>
          <table:table-cell table:style-name="Table1.D23" office:value-type="string">
            <text:p text:style-name="P38"><text:span text:style-name="T48">Modificación del campo </text:span><text:span text:style-name="T13">permanente</text:span><text:span text:style-name="T12"> </text:span>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 table:style-name="Table1.24">
          <table:table-cell table:style-name="Table1.A12" table:number-columns-spanned="5" office:value-type="string">
            <text:p text:style-name="P26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5" office:value-type="string">
            <text:p text:style-name="P46">1</text:p>
          </table:table-cell>
          <table:table-cell table:style-name="Table1.B25" office:value-type="string">
            <text:p text:style-name="P47">Se debe ver reflejada en la <text:s/>BD la baja del gestor de formularios.</text:p>
          </table:table-cell>
          <table:table-cell table:style-name="Table1.C25" office:value-type="string">
            <text:p text:style-name="P48">Solicitud de eliminación <text:span text:style-name="T45">para el gestor Ariel Machini</text:span></text:p>
          </table:table-cell>
          <table:table-cell table:style-name="Table1.D25" office:value-type="string">
            <text:p text:style-name="P49">Eliminación del <text:span text:style-name="T46">gestor especificado en la BD con éxito.</text:span></text:p>
          </table:table-cell>
          <table:table-cell table:style-name="Table1.E25" office:value-type="string">
            <text:p text:style-name="P18"/>
          </table:table-cell>
        </table:table-row>
        <text:soft-page-break/>
        <table:table-row table:style-name="Table1.26">
          <table:table-cell table:style-name="Table1.A7" table:number-columns-spanned="5" office:value-type="string">
            <text:p text:style-name="P64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6"><text:span text:style-name="T65">1 </text:span><text:span text:style-name="T42">El valor de la entrada ‘correo’ es obtenido de manera automática.</text:span></text:p>
            <text:p text:style-name="P16"><text:span text:style-name="T65">2 </text:span><text:span text:style-name="T42">El valor de la entrada ‘nombre’ es obtenido de manera automática.</text:span></text:p>
            <text:p text:style-name="P16"><text:span text:style-name="T65">3 </text:span><text:span text:style-name="T42">El valor – significa que la entrada no fue especificada por el usuari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63">Criterios de Aprobación de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50"><text:span text:style-name="T4">Decisión de Aprobación del Caso de Prueba: <text:s/></text:span><text:span text:style-name="T30">Aprobó: _ _ _ <text:s text:c="3"/>Fallo: _ _ _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0" table:number-columns-spanned="5" office:value-type="string">
            <text:p text:style-name="P51"><text:span text:style-name="T4">Fecha de Aprobación del Caso de Prueba:</text:span> --/--/----</text:p>
          </table:table-cell>
          <table:covered-table-cell/>
          <table:covered-table-cell/>
          <table:covered-table-cell/>
          <table:covered-table-cell/>
        </table:table-row>
      </table:table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8</text:page-number><text:s/>DE <text:page-count>8</text:page-count></text:p>
      </style:header>
      <style:header-first>
        <text:p text:style-name="MP2"><text:span text:style-name="MT2">CASOS DE PRUEBA — </text:span>PÁGINA <text:page-number text:select-page="current">1</text:page-number><text:s/>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9"><draw:image xlink:href="Pictures/100002010000003700000040CF2288236579440A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369C3E46BF5A4754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12T01:03:55.038286506</dc:date>
    <meta:editing-duration>PT12H1M11S</meta:editing-duration>
    <meta:editing-cycles>160</meta:editing-cycles>
    <meta:generator>LibreOffice/5.4.1.2$Linux_X86_64 LibreOffice_project/ea7cb86e6eeb2bf3a5af73a8f7777ac570321527</meta:generator>
    <meta:document-statistic meta:table-count="5" meta:image-count="3" meta:object-count="0" meta:page-count="8" meta:paragraph-count="170" meta:word-count="1125" meta:character-count="6422" meta:non-whitespace-character-count="5476"/>
  </office:meta>
</office:document-meta>
</file>